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ining_Data_Accuracy" table:style-name="ta1">
        <table:shapes>
          <draw:frame draw:z-index="0" draw:style-name="gr1" draw:text-style-name="P1" svg:width="596.58pt" svg:height="301.35pt" svg:x="142.55pt" svg:y="90.91pt">
            <loext:p draw:notify-on-update-of-ranges="Training_Data_Accuracy.A2:Training_Data_Accuracy.A51 Training_Data_Accuracy.B1:Training_Data_Accuracy.B1 Training_Data_Accuracy.B2:Training_Data_Accuracy.B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6"/>
        <table:table-row table:style-name="ro1">
          <table:table-cell table:style-name="ce1" office:value-type="string" calcext:value-type="string">
            <text:p>Numbers</text:p>
          </table:table-cell>
          <table:table-cell table:style-name="ce4" office:value-type="string" calcext:value-type="string">
            <text:p>Accuracy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5" office:value-type="float" office:value="0.8758" calcext:value-type="float">
            <text:p>0.8758</text:p>
          </table:table-cell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5" office:value-type="float" office:value="0.9094" calcext:value-type="float">
            <text:p>0.9094</text:p>
          </table:table-cell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5" office:value-type="float" office:value="0.9255" calcext:value-type="float">
            <text:p>0.9255</text:p>
          </table:table-cell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5" office:value-type="float" office:value="0.9343" calcext:value-type="float">
            <text:p>0.9343</text:p>
          </table:table-cell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5" office:value-type="float" office:value="0.9401" calcext:value-type="float">
            <text:p>0.9401</text:p>
          </table:table-cell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5" office:value-type="float" office:value="0.944" calcext:value-type="float">
            <text:p>0.9440</text:p>
          </table:table-cell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table:style-name="ce5" office:value-type="float" office:value="0.9468" calcext:value-type="float">
            <text:p>0.9468</text:p>
          </table:table-cell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5" office:value-type="float" office:value="0.951" calcext:value-type="float">
            <text:p>0.9510</text:p>
          </table:table-cell>
        </table:table-row>
        <table:table-row table:style-name="ro1">
          <table:table-cell table:style-name="ce2" office:value-type="float" office:value="9000" calcext:value-type="float">
            <text:p>9000</text:p>
          </table:table-cell>
          <table:table-cell table:style-name="ce5" office:value-type="float" office:value="0.9526" calcext:value-type="float">
            <text:p>0.9526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5" office:value-type="float" office:value="0.9544" calcext:value-type="float">
            <text:p>0.9544</text:p>
          </table:table-cell>
        </table:table-row>
        <table:table-row table:style-name="ro1">
          <table:table-cell table:style-name="ce2" office:value-type="float" office:value="11000" calcext:value-type="float">
            <text:p>11000</text:p>
          </table:table-cell>
          <table:table-cell table:style-name="ce5" office:value-type="float" office:value="0.9557" calcext:value-type="float">
            <text:p>0.9557</text:p>
          </table:table-cell>
        </table:table-row>
        <table:table-row table:style-name="ro1">
          <table:table-cell table:style-name="ce2" office:value-type="float" office:value="12000" calcext:value-type="float">
            <text:p>12000</text:p>
          </table:table-cell>
          <table:table-cell table:style-name="ce5" office:value-type="float" office:value="0.9565" calcext:value-type="float">
            <text:p>0.9565</text:p>
          </table:table-cell>
        </table:table-row>
        <table:table-row table:style-name="ro1">
          <table:table-cell table:style-name="ce2" office:value-type="float" office:value="13000" calcext:value-type="float">
            <text:p>13000</text:p>
          </table:table-cell>
          <table:table-cell table:style-name="ce5" office:value-type="float" office:value="0.958" calcext:value-type="float">
            <text:p>0.9580</text:p>
          </table:table-cell>
        </table:table-row>
        <table:table-row table:style-name="ro1">
          <table:table-cell table:style-name="ce2" office:value-type="float" office:value="14000" calcext:value-type="float">
            <text:p>14000</text:p>
          </table:table-cell>
          <table:table-cell table:style-name="ce5" office:value-type="float" office:value="0.9604" calcext:value-type="float">
            <text:p>0.9604</text:p>
          </table:table-cell>
        </table:table-row>
        <table:table-row table:style-name="ro1">
          <table:table-cell table:style-name="ce2" office:value-type="float" office:value="15000" calcext:value-type="float">
            <text:p>15000</text:p>
          </table:table-cell>
          <table:table-cell table:style-name="ce5" office:value-type="float" office:value="0.9618" calcext:value-type="float">
            <text:p>0.9618</text:p>
          </table:table-cell>
        </table:table-row>
        <table:table-row table:style-name="ro1">
          <table:table-cell table:style-name="ce2" office:value-type="float" office:value="16000" calcext:value-type="float">
            <text:p>16000</text:p>
          </table:table-cell>
          <table:table-cell table:style-name="ce5" office:value-type="float" office:value="0.9611" calcext:value-type="float">
            <text:p>0.9611</text:p>
          </table:table-cell>
        </table:table-row>
        <table:table-row table:style-name="ro1">
          <table:table-cell table:style-name="ce2" office:value-type="float" office:value="17000" calcext:value-type="float">
            <text:p>17000</text:p>
          </table:table-cell>
          <table:table-cell table:style-name="ce5" office:value-type="float" office:value="0.9612" calcext:value-type="float">
            <text:p>0.9612</text:p>
          </table:table-cell>
        </table:table-row>
        <table:table-row table:style-name="ro1">
          <table:table-cell table:style-name="ce2" office:value-type="float" office:value="18000" calcext:value-type="float">
            <text:p>18000</text:p>
          </table:table-cell>
          <table:table-cell table:style-name="ce5" office:value-type="float" office:value="0.9616" calcext:value-type="float">
            <text:p>0.9616</text:p>
          </table:table-cell>
        </table:table-row>
        <table:table-row table:style-name="ro1">
          <table:table-cell table:style-name="ce2" office:value-type="float" office:value="19000" calcext:value-type="float">
            <text:p>19000</text:p>
          </table:table-cell>
          <table:table-cell table:style-name="ce5" office:value-type="float" office:value="0.961" calcext:value-type="float">
            <text:p>0.9610</text:p>
          </table:table-cell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5" office:value-type="float" office:value="0.9629" calcext:value-type="float">
            <text:p>0.9629</text:p>
          </table:table-cell>
        </table:table-row>
        <table:table-row table:style-name="ro1">
          <table:table-cell table:style-name="ce2" office:value-type="float" office:value="21000" calcext:value-type="float">
            <text:p>21000</text:p>
          </table:table-cell>
          <table:table-cell table:style-name="ce5" office:value-type="float" office:value="0.9635" calcext:value-type="float">
            <text:p>0.9635</text:p>
          </table:table-cell>
        </table:table-row>
        <table:table-row table:style-name="ro1">
          <table:table-cell table:style-name="ce2" office:value-type="float" office:value="22000" calcext:value-type="float">
            <text:p>22000</text:p>
          </table:table-cell>
          <table:table-cell table:style-name="ce5" office:value-type="float" office:value="0.9639" calcext:value-type="float">
            <text:p>0.9639</text:p>
          </table:table-cell>
        </table:table-row>
        <table:table-row table:style-name="ro1">
          <table:table-cell table:style-name="ce2" office:value-type="float" office:value="23000" calcext:value-type="float">
            <text:p>23000</text:p>
          </table:table-cell>
          <table:table-cell table:style-name="ce5" office:value-type="float" office:value="0.9657" calcext:value-type="float">
            <text:p>0.9657</text:p>
          </table:table-cell>
        </table:table-row>
        <table:table-row table:style-name="ro1">
          <table:table-cell table:style-name="ce2" office:value-type="float" office:value="24000" calcext:value-type="float">
            <text:p>24000</text:p>
          </table:table-cell>
          <table:table-cell table:style-name="ce5" office:value-type="float" office:value="0.9663" calcext:value-type="float">
            <text:p>0.9663</text:p>
          </table:table-cell>
        </table:table-row>
        <table:table-row table:style-name="ro1">
          <table:table-cell table:style-name="ce2" office:value-type="float" office:value="25000" calcext:value-type="float">
            <text:p>25000</text:p>
          </table:table-cell>
          <table:table-cell table:style-name="ce5" office:value-type="float" office:value="0.9669" calcext:value-type="float">
            <text:p>0.9669</text:p>
          </table:table-cell>
        </table:table-row>
        <table:table-row table:style-name="ro1">
          <table:table-cell table:style-name="ce2" office:value-type="float" office:value="26000" calcext:value-type="float">
            <text:p>26000</text:p>
          </table:table-cell>
          <table:table-cell table:style-name="ce5" office:value-type="float" office:value="0.9668" calcext:value-type="float">
            <text:p>0.9668</text:p>
          </table:table-cell>
        </table:table-row>
        <table:table-row table:style-name="ro1">
          <table:table-cell table:style-name="ce2" office:value-type="float" office:value="27000" calcext:value-type="float">
            <text:p>27000</text:p>
          </table:table-cell>
          <table:table-cell table:style-name="ce5" office:value-type="float" office:value="0.9676" calcext:value-type="float">
            <text:p>0.9676</text:p>
          </table:table-cell>
        </table:table-row>
        <table:table-row table:style-name="ro1">
          <table:table-cell table:style-name="ce2" office:value-type="float" office:value="28000" calcext:value-type="float">
            <text:p>28000</text:p>
          </table:table-cell>
          <table:table-cell table:style-name="ce5" office:value-type="float" office:value="0.9683" calcext:value-type="float">
            <text:p>0.9683</text:p>
          </table:table-cell>
        </table:table-row>
        <table:table-row table:style-name="ro1">
          <table:table-cell table:style-name="ce2" office:value-type="float" office:value="29000" calcext:value-type="float">
            <text:p>29000</text:p>
          </table:table-cell>
          <table:table-cell table:style-name="ce5" office:value-type="float" office:value="0.9692" calcext:value-type="float">
            <text:p>0.9692</text:p>
          </table:table-cell>
        </table:table-row>
        <table:table-row table:style-name="ro1">
          <table:table-cell table:style-name="ce2" office:value-type="float" office:value="30000" calcext:value-type="float">
            <text:p>30000</text:p>
          </table:table-cell>
          <table:table-cell table:style-name="ce5" office:value-type="float" office:value="0.9697" calcext:value-type="float">
            <text:p>0.9697</text:p>
          </table:table-cell>
        </table:table-row>
        <table:table-row table:style-name="ro1">
          <table:table-cell table:style-name="ce2" office:value-type="float" office:value="31000" calcext:value-type="float">
            <text:p>31000</text:p>
          </table:table-cell>
          <table:table-cell table:style-name="ce5" office:value-type="float" office:value="0.9703" calcext:value-type="float">
            <text:p>0.9703</text:p>
          </table:table-cell>
        </table:table-row>
        <table:table-row table:style-name="ro1">
          <table:table-cell table:style-name="ce2" office:value-type="float" office:value="32000" calcext:value-type="float">
            <text:p>32000</text:p>
          </table:table-cell>
          <table:table-cell table:style-name="ce5" office:value-type="float" office:value="0.9705" calcext:value-type="float">
            <text:p>0.9705</text:p>
          </table:table-cell>
        </table:table-row>
        <table:table-row table:style-name="ro1">
          <table:table-cell table:style-name="ce2" office:value-type="float" office:value="33000" calcext:value-type="float">
            <text:p>33000</text:p>
          </table:table-cell>
          <table:table-cell table:style-name="ce5" office:value-type="float" office:value="0.9707" calcext:value-type="float">
            <text:p>0.9707</text:p>
          </table:table-cell>
        </table:table-row>
        <table:table-row table:style-name="ro1">
          <table:table-cell table:style-name="ce2" office:value-type="float" office:value="34000" calcext:value-type="float">
            <text:p>34000</text:p>
          </table:table-cell>
          <table:table-cell table:style-name="ce5" office:value-type="float" office:value="0.971" calcext:value-type="float">
            <text:p>0.9710</text:p>
          </table:table-cell>
        </table:table-row>
        <table:table-row table:style-name="ro1">
          <table:table-cell table:style-name="ce2" office:value-type="float" office:value="35000" calcext:value-type="float">
            <text:p>35000</text:p>
          </table:table-cell>
          <table:table-cell table:style-name="ce5" office:value-type="float" office:value="0.9709" calcext:value-type="float">
            <text:p>0.9709</text:p>
          </table:table-cell>
        </table:table-row>
        <table:table-row table:style-name="ro1">
          <table:table-cell table:style-name="ce2" office:value-type="float" office:value="36000" calcext:value-type="float">
            <text:p>36000</text:p>
          </table:table-cell>
          <table:table-cell table:style-name="ce5" office:value-type="float" office:value="0.971" calcext:value-type="float">
            <text:p>0.9710</text:p>
          </table:table-cell>
        </table:table-row>
        <table:table-row table:style-name="ro1">
          <table:table-cell table:style-name="ce2" office:value-type="float" office:value="37000" calcext:value-type="float">
            <text:p>37000</text:p>
          </table:table-cell>
          <table:table-cell table:style-name="ce5" office:value-type="float" office:value="0.9713" calcext:value-type="float">
            <text:p>0.9713</text:p>
          </table:table-cell>
        </table:table-row>
        <table:table-row table:style-name="ro1">
          <table:table-cell table:style-name="ce2" office:value-type="float" office:value="38000" calcext:value-type="float">
            <text:p>38000</text:p>
          </table:table-cell>
          <table:table-cell table:style-name="ce5" office:value-type="float" office:value="0.9712" calcext:value-type="float">
            <text:p>0.9712</text:p>
          </table:table-cell>
        </table:table-row>
        <table:table-row table:style-name="ro1">
          <table:table-cell table:style-name="ce2" office:value-type="float" office:value="39000" calcext:value-type="float">
            <text:p>39000</text:p>
          </table:table-cell>
          <table:table-cell table:style-name="ce5" office:value-type="float" office:value="0.9714" calcext:value-type="float">
            <text:p>0.9714</text:p>
          </table:table-cell>
        </table:table-row>
        <table:table-row table:style-name="ro1">
          <table:table-cell table:style-name="ce2" office:value-type="float" office:value="40000" calcext:value-type="float">
            <text:p>40000</text:p>
          </table:table-cell>
          <table:table-cell table:style-name="ce5" office:value-type="float" office:value="0.9714" calcext:value-type="float">
            <text:p>0.9714</text:p>
          </table:table-cell>
        </table:table-row>
        <table:table-row table:style-name="ro1">
          <table:table-cell table:style-name="ce2" office:value-type="float" office:value="41000" calcext:value-type="float">
            <text:p>41000</text:p>
          </table:table-cell>
          <table:table-cell table:style-name="ce5" office:value-type="float" office:value="0.9716" calcext:value-type="float">
            <text:p>0.9716</text:p>
          </table:table-cell>
        </table:table-row>
        <table:table-row table:style-name="ro1">
          <table:table-cell table:style-name="ce2" office:value-type="float" office:value="42000" calcext:value-type="float">
            <text:p>42000</text:p>
          </table:table-cell>
          <table:table-cell table:style-name="ce5" office:value-type="float" office:value="0.9718" calcext:value-type="float">
            <text:p>0.9718</text:p>
          </table:table-cell>
        </table:table-row>
        <table:table-row table:style-name="ro1">
          <table:table-cell table:style-name="ce2" office:value-type="float" office:value="43000" calcext:value-type="float">
            <text:p>43000</text:p>
          </table:table-cell>
          <table:table-cell table:style-name="ce5" office:value-type="float" office:value="0.9721" calcext:value-type="float">
            <text:p>0.9721</text:p>
          </table:table-cell>
        </table:table-row>
        <table:table-row table:style-name="ro1">
          <table:table-cell table:style-name="ce2" office:value-type="float" office:value="44000" calcext:value-type="float">
            <text:p>44000</text:p>
          </table:table-cell>
          <table:table-cell table:style-name="ce5" office:value-type="float" office:value="0.9723" calcext:value-type="float">
            <text:p>0.9723</text:p>
          </table:table-cell>
        </table:table-row>
        <table:table-row table:style-name="ro1">
          <table:table-cell table:style-name="ce2" office:value-type="float" office:value="45000" calcext:value-type="float">
            <text:p>45000</text:p>
          </table:table-cell>
          <table:table-cell table:style-name="ce5" office:value-type="float" office:value="0.9726" calcext:value-type="float">
            <text:p>0.9726</text:p>
          </table:table-cell>
        </table:table-row>
        <table:table-row table:style-name="ro1">
          <table:table-cell table:style-name="ce2" office:value-type="float" office:value="46000" calcext:value-type="float">
            <text:p>46000</text:p>
          </table:table-cell>
          <table:table-cell table:style-name="ce5" office:value-type="float" office:value="0.9726" calcext:value-type="float">
            <text:p>0.9726</text:p>
          </table:table-cell>
        </table:table-row>
        <table:table-row table:style-name="ro1">
          <table:table-cell table:style-name="ce2" office:value-type="float" office:value="47000" calcext:value-type="float">
            <text:p>47000</text:p>
          </table:table-cell>
          <table:table-cell table:style-name="ce5" office:value-type="float" office:value="0.9726" calcext:value-type="float">
            <text:p>0.9726</text:p>
          </table:table-cell>
        </table:table-row>
        <table:table-row table:style-name="ro1">
          <table:table-cell table:style-name="ce2" office:value-type="float" office:value="48000" calcext:value-type="float">
            <text:p>48000</text:p>
          </table:table-cell>
          <table:table-cell table:style-name="ce5" office:value-type="float" office:value="0.9725" calcext:value-type="float">
            <text:p>0.9725</text:p>
          </table:table-cell>
        </table:table-row>
        <table:table-row table:style-name="ro1">
          <table:table-cell table:style-name="ce2" office:value-type="float" office:value="49000" calcext:value-type="float">
            <text:p>49000</text:p>
          </table:table-cell>
          <table:table-cell table:style-name="ce5" office:value-type="float" office:value="0.9724" calcext:value-type="float">
            <text:p>0.9724</text:p>
          </table:table-cell>
        </table:table-row>
        <table:table-row table:style-name="ro1">
          <table:table-cell table:style-name="ce2" office:value-type="float" office:value="50000" calcext:value-type="float">
            <text:p>50000</text:p>
          </table:table-cell>
          <table:table-cell table:style-name="ce5" office:value-type="float" office:value="0.9727" calcext:value-type="float">
            <text:p>0.9727</text:p>
          </table:table-cell>
        </table:table-row>
        <table:table-row table:style-name="ro1" table:number-rows-repeated="104852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k_Accuracy" table:style-name="ta1">
        <table:shapes>
          <draw:frame draw:z-index="0" draw:style-name="gr1" draw:text-style-name="P1" svg:width="565.31pt" svg:height="297.58pt" svg:x="220.62pt" svg:y="64.57pt">
            <loext:p draw:notify-on-update-of-ranges="k_Accuracy.A2:k_Accuracy.A51 k_Accuracy.B1:k_Accuracy.B1 k_Accuracy.B2:k_Accuracy.B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1"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9712" calcext:value-type="float">
            <text:p>0.97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9512" calcext:value-type="float">
            <text:p>0.95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9727" calcext:value-type="float">
            <text:p>0.9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9655" calcext:value-type="float">
            <text:p>0.96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9694" calcext:value-type="float">
            <text:p>0.96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9678" calcext:value-type="float">
            <text:p>0.96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9704" calcext:value-type="float">
            <text:p>0.97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9674" calcext:value-type="float">
            <text:p>0.96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9694" calcext:value-type="float">
            <text:p>0.96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9664" calcext:value-type="float">
            <text:p>0.96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0.9681" calcext:value-type="float">
            <text:p>0.96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0.9657" calcext:value-type="float">
            <text:p>0.96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0.9665" calcext:value-type="float">
            <text:p>0.96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0.9646" calcext:value-type="float">
            <text:p>0.96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0.965" calcext:value-type="float">
            <text:p>0.96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0.9637" calcext:value-type="float">
            <text:p>0.96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0.9647" calcext:value-type="float">
            <text:p>0.96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0.9633" calcext:value-type="float">
            <text:p>0.96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0.964" calcext:value-type="float">
            <text:p>0.96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0.9624" calcext:value-type="float">
            <text:p>0.96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0.9633" calcext:value-type="float">
            <text:p>0.96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0.9613" calcext:value-type="float">
            <text:p>0.96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0.962" calcext:value-type="float">
            <text:p>0.96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0.9601" calcext:value-type="float">
            <text:p>0.96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0.9606" calcext:value-type="float">
            <text:p>0.96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0.9601" calcext:value-type="float">
            <text:p>0.96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0.9599" calcext:value-type="float">
            <text:p>0.95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0.9594" calcext:value-type="float">
            <text:p>0.95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0.9598" calcext:value-type="float">
            <text:p>0.95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0.9599" calcext:value-type="float">
            <text:p>0.95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0.9597" calcext:value-type="float">
            <text:p>0.95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0.959" calcext:value-type="float">
            <text:p>0.95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0.9582" calcext:value-type="float">
            <text:p>0.95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0.9573" calcext:value-type="float">
            <text:p>0.95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0.957" calcext:value-type="float">
            <text:p>0.95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0.9565" calcext:value-type="float">
            <text:p>0.95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0.956" calcext:value-type="float">
            <text:p>0.95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0.9551" calcext:value-type="float">
            <text:p>0.95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0.9555" calcext:value-type="float">
            <text:p>0.95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0.9547" calcext:value-type="float">
            <text:p>0.95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0.955" calcext:value-type="float">
            <text:p>0.95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0.9537" calcext:value-type="float">
            <text:p>0.95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0.9536" calcext:value-type="float">
            <text:p>0.95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0.9525" calcext:value-type="float">
            <text:p>0.95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0.9528" calcext:value-type="float">
            <text:p>0.95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0.9524" calcext:value-type="float">
            <text:p>0.95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0.9524" calcext:value-type="float">
            <text:p>0.95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0.9514" calcext:value-type="float">
            <text:p>0.95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0.9515" calcext:value-type="float">
            <text:p>0.95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0.951" calcext:value-type="float">
            <text:p>0.9510</text:p>
          </table:table-cell>
        </table:table-row>
        <table:table-row table:style-name="ro1" table:number-rows-repeated="104852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 style:data-style-name="N2" text:time-value="18:00:47.942927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23:17:47.097980507</meta:creation-date>
    <dc:date>2016-09-02T18:01:16.947525908</dc:date>
    <meta:editing-duration>PT8H56M1S</meta:editing-duration>
    <meta:editing-cycles>8</meta:editing-cycles>
    <meta:generator>LibreOffice/5.1.4.2$Linux_X86_64 LibreOffice_project/10m0$Build-2</meta:generator>
    <meta:document-statistic meta:table-count="2" meta:cell-count="2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asterisk" chart:symbol-width="0.2cm" chart:symbol-height="0.2cm" chart:link-data-style-to-source="true"/>
      <style:graphic-properties draw:stroke="none" draw:stroke-dash="Fine_20_Dotted" svg:stroke-width="0.08cm" svg:stroke-color="#dd4814" draw:fill-color="#dd481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047cm" svg:height="10.632cm" xlink:href=".." xlink:type="simple" chart:class="chart:scatter" chart:style-name="ch1">
        <chart:legend svg:x="17.873cm" svg:y="0.615cm" style:legend-expansion="custom" chartooo:width="2cm" chartooo:height="0.598cm" style:legend-expansion-aspect-ratio="3.34448160535117" chart:style-name="ch2"/>
        <chart:plot-area chart:style-name="ch3" table:cell-range-address="Training_Data_Accuracy.A2:Training_Data_Accuracy.B51 Training_Data_Accuracy.B1:Training_Data_Accuracy.B1" chart:data-source-has-labels="row" svg:x="0.42cm" svg:y="0.212cm" svg:width="20.207cm" svg:height="10.208cm">
          <chartooo:coordinate-region svg:x="1.703cm" svg:y="0.411cm" svg:width="18.459cm" svg:height="9.3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raining_Data_Accuracy.B2:Training_Data_Accuracy.B51" chart:label-cell-address="Training_Data_Accuracy.B1:Training_Data_Accuracy.B1" chart:class="chart:scatter">
            <chart:domain table:cell-range-address="Training_Data_Accuracy.A2:Training_Data_Accuracy.A51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Training_Data_Accuracy.B1:Training_Data_Accurac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raining_Data_Accuracy.A2:Training_Data_Accuracy.A51</svg:desc>
                </draw:g>
              </table:table-cell>
              <table:table-cell office:value-type="float" office:value="0.8758">
                <text:p>0.8758</text:p>
                <draw:g>
                  <svg:desc>Training_Data_Accuracy.B2:Training_Data_Accuracy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9094">
                <text:p>0.9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9255">
                <text:p>0.9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0.9343">
                <text:p>0.93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9401">
                <text:p>0.9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0.9468">
                <text:p>0.9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0.9526">
                <text:p>0.9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0.9544">
                <text:p>0.9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0.9557">
                <text:p>0.95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0.9565">
                <text:p>0.95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0.9604">
                <text:p>0.96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0.9618">
                <text:p>0.96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0.9611">
                <text:p>0.96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0.9612">
                <text:p>0.9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0.9616">
                <text:p>0.9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0.9629">
                <text:p>0.96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0.9635">
                <text:p>0.9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0.9639">
                <text:p>0.9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0.9663">
                <text:p>0.9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0.9669">
                <text:p>0.96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0.9668">
                <text:p>0.9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0.9676">
                <text:p>0.9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0.9683">
                <text:p>0.96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0.9692">
                <text:p>0.9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0.9697">
                <text:p>0.96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0.9703">
                <text:p>0.97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0.9705">
                <text:p>0.9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0.9707">
                <text:p>0.97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0.9709">
                <text:p>0.97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0.9713">
                <text:p>0.97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0.9712">
                <text:p>0.97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0.9714">
                <text:p>0.9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0.9714">
                <text:p>0.97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0.9716">
                <text:p>0.9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0.9718">
                <text:p>0.97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0.9721">
                <text:p>0.97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0.9723">
                <text:p>0.97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0.9726">
                <text:p>0.97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0.9726">
                <text:p>0.97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0.9726">
                <text:p>0.97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0.9725">
                <text:p>0.9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0.9724">
                <text:p>0.97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0.9727">
                <text:p>0.9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asterisk" chart:symbol-width="0.2cm" chart:symbol-height="0.2cm" chart:link-data-style-to-source="true"/>
      <style:graphic-properties draw:stroke="none" svg:stroke-width="0.08cm" svg:stroke-color="#0084d1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944cm" svg:height="10.499cm" xlink:href=".." xlink:type="simple" chart:class="chart:scatter" chart:style-name="ch1">
        <chart:legend svg:x="16.503cm" svg:y="8.73cm" style:legend-expansion="custom" chartooo:width="2.492cm" chartooo:height="0.697cm" style:legend-expansion-aspect-ratio="3.57532281205165" chart:style-name="ch2"/>
        <chart:plot-area chart:style-name="ch3" table:cell-range-address="k_Accuracy.A2:k_Accuracy.B51 k_Accuracy.B1:k_Accuracy.B1" chart:data-source-has-labels="row" svg:x="0.398cm" svg:y="0.209cm" svg:width="19.148cm" svg:height="10.081cm">
          <chartooo:coordinate-region svg:x="1.681cm" svg:y="0.409cm" svg:width="17.678cm" svg:height="9.2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k_Accuracy.B2:k_Accuracy.B51" chart:label-cell-address="k_Accuracy.B1:k_Accuracy.B1" chart:class="chart:scatter">
            <chart:domain table:cell-range-address="k_Accuracy.A2:k_Accuracy.A51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k_Accuracy.B1:k_Accurac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_Accuracy.A2:k_Accuracy.A51</svg:desc>
                </draw:g>
              </table:table-cell>
              <table:table-cell office:value-type="float" office:value="0.9712">
                <text:p>0.9712</text:p>
                <draw:g>
                  <svg:desc>k_Accuracy.B2:k_Accuracy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512">
                <text:p>0.9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727">
                <text:p>0.9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655">
                <text:p>0.9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78">
                <text:p>0.9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704">
                <text:p>0.9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674">
                <text:p>0.9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664">
                <text:p>0.9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681">
                <text:p>0.9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665">
                <text:p>0.9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646">
                <text:p>0.9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637">
                <text:p>0.9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647">
                <text:p>0.9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633">
                <text:p>0.96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624">
                <text:p>0.96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633">
                <text:p>0.96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613">
                <text:p>0.9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601">
                <text:p>0.9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606">
                <text:p>0.96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601">
                <text:p>0.9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599">
                <text:p>0.95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594">
                <text:p>0.95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598">
                <text:p>0.9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599">
                <text:p>0.95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597">
                <text:p>0.9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582">
                <text:p>0.95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573">
                <text:p>0.95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565">
                <text:p>0.95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551">
                <text:p>0.95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555">
                <text:p>0.9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547">
                <text:p>0.95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537">
                <text:p>0.95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536">
                <text:p>0.95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525">
                <text:p>0.95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528">
                <text:p>0.95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524">
                <text:p>0.95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524">
                <text:p>0.95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514">
                <text:p>0.95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515">
                <text:p>0.95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51">
                <text:p>0.9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